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46in"/>
    </style:style>
    <style:style style:name="co2" style:family="table-column">
      <style:table-column-properties fo:break-before="auto" style:column-width="0.5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ysisRunResults" table:style-name="ta1">
        <table:shapes>
          <draw:frame draw:z-index="0" draw:style-name="gr1" draw:text-style-name="P1" svg:width="15.6665in" svg:height="6.5972in" svg:x="1.1795in" svg:y="0.326in">
            <draw:object draw:notify-on-update-of-ranges="analysisRunResults.A1:analysisRunResults.CV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6" table:default-cell-style-name="Default"/>
        <table:table-column table:style-name="co2" table:default-cell-style-name="Default"/>
        <table:table-column table:style-name="co1" table:number-columns-repeated="63" table:default-cell-style-name="Default"/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25" calcext:value-type="float">
            <text:p>725</text:p>
          </table:table-cell>
          <table:table-cell office:value-type="float" office:value="739" calcext:value-type="float">
            <text:p>739</text:p>
          </table:table-cell>
          <table:table-cell office:value-type="float" office:value="899" calcext:value-type="float">
            <text:p>899</text:p>
          </table:table-cell>
          <table:table-cell office:value-type="float" office:value="810" calcext:value-type="float">
            <text:p>810</text:p>
          </table:table-cell>
          <table:table-cell office:value-type="float" office:value="830" calcext:value-type="float">
            <text:p>830</text:p>
          </table:table-cell>
          <table:table-cell office:value-type="float" office:value="1153" calcext:value-type="float">
            <text:p>1153</text:p>
          </table:table-cell>
          <table:table-cell office:value-type="float" office:value="783" calcext:value-type="float">
            <text:p>783</text:p>
          </table:table-cell>
          <table:table-cell office:value-type="float" office:value="1091" calcext:value-type="float">
            <text:p>1091</text:p>
          </table:table-cell>
          <table:table-cell office:value-type="float" office:value="1021" calcext:value-type="float">
            <text:p>1021</text:p>
          </table:table-cell>
          <table:table-cell office:value-type="float" office:value="737" calcext:value-type="float">
            <text:p>737</text:p>
          </table:table-cell>
          <table:table-cell office:value-type="float" office:value="762" calcext:value-type="float">
            <text:p>762</text:p>
          </table:table-cell>
          <table:table-cell office:value-type="float" office:value="814" calcext:value-type="float">
            <text:p>814</text:p>
          </table:table-cell>
          <table:table-cell office:value-type="float" office:value="641" calcext:value-type="float">
            <text:p>641</text:p>
          </table:table-cell>
          <table:table-cell office:value-type="float" office:value="866" calcext:value-type="float">
            <text:p>866</text:p>
          </table:table-cell>
          <table:table-cell office:value-type="float" office:value="973" calcext:value-type="float">
            <text:p>973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847" calcext:value-type="float">
            <text:p>847</text:p>
          </table:table-cell>
          <table:table-cell office:value-type="float" office:value="810" calcext:value-type="float">
            <text:p>810</text:p>
          </table:table-cell>
          <table:table-cell office:value-type="float" office:value="736" calcext:value-type="float">
            <text:p>736</text:p>
          </table:table-cell>
          <table:table-cell office:value-type="float" office:value="711" calcext:value-type="float">
            <text:p>711</text:p>
          </table:table-cell>
          <table:table-cell office:value-type="float" office:value="628" calcext:value-type="float">
            <text:p>628</text:p>
          </table:table-cell>
          <table:table-cell office:value-type="float" office:value="654" calcext:value-type="float">
            <text:p>654</text:p>
          </table:table-cell>
          <table:table-cell office:value-type="float" office:value="804" calcext:value-type="float">
            <text:p>804</text:p>
          </table:table-cell>
          <table:table-cell office:value-type="float" office:value="642" calcext:value-type="float">
            <text:p>642</text:p>
          </table:table-cell>
          <table:table-cell office:value-type="float" office:value="616" calcext:value-type="float">
            <text:p>616</text:p>
          </table:table-cell>
          <table:table-cell office:value-type="float" office:value="658" calcext:value-type="float">
            <text:p>658</text:p>
          </table:table-cell>
          <table:table-cell office:value-type="float" office:value="572" calcext:value-type="float">
            <text:p>572</text:p>
          </table:table-cell>
          <table:table-cell office:value-type="float" office:value="771" calcext:value-type="float">
            <text:p>771</text:p>
          </table:table-cell>
          <table:table-cell office:value-type="float" office:value="776" calcext:value-type="float">
            <text:p>776</text:p>
          </table:table-cell>
          <table:table-cell office:value-type="float" office:value="706" calcext:value-type="float">
            <text:p>706</text:p>
          </table:table-cell>
          <table:table-cell office:value-type="float" office:value="778" calcext:value-type="float">
            <text:p>778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03" calcext:value-type="float">
            <text:p>703</text:p>
          </table:table-cell>
          <table:table-cell office:value-type="float" office:value="876" calcext:value-type="float">
            <text:p>876</text:p>
          </table:table-cell>
          <table:table-cell office:value-type="float" office:value="777" calcext:value-type="float">
            <text:p>777</text:p>
          </table:table-cell>
          <table:table-cell office:value-type="float" office:value="697" calcext:value-type="float">
            <text:p>697</text:p>
          </table:table-cell>
          <table:table-cell office:value-type="float" office:value="1041" calcext:value-type="float">
            <text:p>1041</text:p>
          </table:table-cell>
          <table:table-cell office:value-type="float" office:value="928" calcext:value-type="float">
            <text:p>928</text:p>
          </table:table-cell>
          <table:table-cell office:value-type="float" office:value="627" calcext:value-type="float">
            <text:p>627</text:p>
          </table:table-cell>
          <table:table-cell office:value-type="float" office:value="734" calcext:value-type="float">
            <text:p>734</text:p>
          </table:table-cell>
          <table:table-cell office:value-type="float" office:value="880" calcext:value-type="float">
            <text:p>880</text:p>
          </table:table-cell>
          <table:table-cell office:value-type="float" office:value="848" calcext:value-type="float">
            <text:p>848</text:p>
          </table:table-cell>
          <table:table-cell office:value-type="float" office:value="663" calcext:value-type="float">
            <text:p>663</text:p>
          </table:table-cell>
          <table:table-cell office:value-type="float" office:value="1075" calcext:value-type="float">
            <text:p>1075</text:p>
          </table:table-cell>
          <table:table-cell office:value-type="float" office:value="685" calcext:value-type="float">
            <text:p>685</text:p>
          </table:table-cell>
          <table:table-cell office:value-type="float" office:value="750" calcext:value-type="float">
            <text:p>750</text:p>
          </table:table-cell>
          <table:table-cell office:value-type="float" office:value="747" calcext:value-type="float">
            <text:p>747</text:p>
          </table:table-cell>
          <table:table-cell office:value-type="float" office:value="790" calcext:value-type="float">
            <text:p>790</text:p>
          </table:table-cell>
          <table:table-cell office:value-type="float" office:value="809" calcext:value-type="float">
            <text:p>809</text:p>
          </table:table-cell>
          <table:table-cell office:value-type="float" office:value="659" calcext:value-type="float">
            <text:p>659</text:p>
          </table:table-cell>
          <table:table-cell office:value-type="float" office:value="1089" calcext:value-type="float">
            <text:p>1089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680" calcext:value-type="float">
            <text:p>680</text:p>
          </table:table-cell>
          <table:table-cell office:value-type="float" office:value="893" calcext:value-type="float">
            <text:p>893</text:p>
          </table:table-cell>
          <table:table-cell office:value-type="float" office:value="901" calcext:value-type="float">
            <text:p>901</text:p>
          </table:table-cell>
          <table:table-cell office:value-type="float" office:value="849" calcext:value-type="float">
            <text:p>849</text:p>
          </table:table-cell>
          <table:table-cell office:value-type="float" office:value="967" calcext:value-type="float">
            <text:p>967</text:p>
          </table:table-cell>
          <table:table-cell office:value-type="float" office:value="748" calcext:value-type="float">
            <text:p>748</text:p>
          </table:table-cell>
          <table:table-cell office:value-type="float" office:value="760" calcext:value-type="float">
            <text:p>760</text:p>
          </table:table-cell>
          <table:table-cell office:value-type="float" office:value="769" calcext:value-type="float">
            <text:p>769</text:p>
          </table:table-cell>
          <table:table-cell office:value-type="float" office:value="715" calcext:value-type="float">
            <text:p>715</text:p>
          </table:table-cell>
          <table:table-cell office:value-type="float" office:value="859" calcext:value-type="float">
            <text:p>859</text:p>
          </table:table-cell>
          <table:table-cell office:value-type="float" office:value="836" calcext:value-type="float">
            <text:p>836</text:p>
          </table:table-cell>
          <table:table-cell office:value-type="float" office:value="742" calcext:value-type="float">
            <text:p>742</text:p>
          </table:table-cell>
          <table:table-cell office:value-type="float" office:value="808" calcext:value-type="float">
            <text:p>808</text:p>
          </table:table-cell>
          <table:table-cell office:value-type="float" office:value="701" calcext:value-type="float">
            <text:p>701</text:p>
          </table:table-cell>
          <table:table-cell office:value-type="float" office:value="614" calcext:value-type="float">
            <text:p>614</text:p>
          </table:table-cell>
          <table:table-cell office:value-type="float" office:value="744" calcext:value-type="float">
            <text:p>744</text:p>
          </table:table-cell>
          <table:table-cell office:value-type="float" office:value="637" calcext:value-type="float">
            <text:p>637</text:p>
          </table:table-cell>
          <table:table-cell office:value-type="float" office:value="1089" calcext:value-type="float">
            <text:p>1089</text:p>
          </table:table-cell>
          <table:table-cell office:value-type="float" office:value="777" calcext:value-type="float">
            <text:p>777</text:p>
          </table:table-cell>
          <table:table-cell office:value-type="float" office:value="781" calcext:value-type="float">
            <text:p>781</text:p>
          </table:table-cell>
          <table:table-cell office:value-type="float" office:value="760" calcext:value-type="float">
            <text:p>760</text:p>
          </table:table-cell>
          <table:table-cell office:value-type="float" office:value="711" calcext:value-type="float">
            <text:p>711</text:p>
          </table:table-cell>
          <table:table-cell office:value-type="float" office:value="639" calcext:value-type="float">
            <text:p>639</text:p>
          </table:table-cell>
          <table:table-cell office:value-type="float" office:value="725" calcext:value-type="float">
            <text:p>725</text:p>
          </table:table-cell>
          <table:table-cell office:value-type="float" office:value="1237" calcext:value-type="float">
            <text:p>1237</text:p>
          </table:table-cell>
          <table:table-cell office:value-type="float" office:value="904" calcext:value-type="float">
            <text:p>904</text:p>
          </table:table-cell>
          <table:table-cell office:value-type="float" office:value="777" calcext:value-type="float">
            <text:p>777</text:p>
          </table:table-cell>
          <table:table-cell office:value-type="float" office:value="645" calcext:value-type="float">
            <text:p>645</text:p>
          </table:table-cell>
          <table:table-cell office:value-type="float" office:value="746" calcext:value-type="float">
            <text:p>746</text:p>
          </table:table-cell>
          <table:table-cell office:value-type="float" office:value="648" calcext:value-type="float">
            <text:p>648</text:p>
          </table:table-cell>
          <table:table-cell office:value-type="float" office:value="898" calcext:value-type="float">
            <text:p>898</text:p>
          </table:table-cell>
          <table:table-cell office:value-type="float" office:value="679" calcext:value-type="float">
            <text:p>679</text:p>
          </table:table-cell>
          <table:table-cell office:value-type="float" office:value="651" calcext:value-type="float">
            <text:p>651</text:p>
          </table:table-cell>
          <table:table-cell office:value-type="float" office:value="949" calcext:value-type="float">
            <text:p>949</text:p>
          </table:table-cell>
          <table:table-cell office:value-type="float" office:value="810" calcext:value-type="float">
            <text:p>810</text:p>
          </table:table-cell>
          <table:table-cell office:value-type="float" office:value="692" calcext:value-type="float">
            <text:p>692</text:p>
          </table:table-cell>
          <table:table-cell office:value-type="float" office:value="570" calcext:value-type="float">
            <text:p>570</text:p>
          </table:table-cell>
          <table:table-cell office:value-type="float" office:value="640" calcext:value-type="float">
            <text:p>640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688" calcext:value-type="float">
            <text:p>68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5020" calcext:value-type="float">
            <text:p>5020</text:p>
          </table:table-cell>
          <table:table-cell office:value-type="float" office:value="5139" calcext:value-type="float">
            <text:p>5139</text:p>
          </table:table-cell>
          <table:table-cell office:value-type="float" office:value="4892" calcext:value-type="float">
            <text:p>4892</text:p>
          </table:table-cell>
          <table:table-cell office:value-type="float" office:value="5037" calcext:value-type="float">
            <text:p>5037</text:p>
          </table:table-cell>
          <table:table-cell office:value-type="float" office:value="4849" calcext:value-type="float">
            <text:p>4849</text:p>
          </table:table-cell>
          <table:table-cell office:value-type="float" office:value="5146" calcext:value-type="float">
            <text:p>5146</text:p>
          </table:table-cell>
          <table:table-cell office:value-type="float" office:value="4838" calcext:value-type="float">
            <text:p>4838</text:p>
          </table:table-cell>
          <table:table-cell office:value-type="float" office:value="4805" calcext:value-type="float">
            <text:p>4805</text:p>
          </table:table-cell>
          <table:table-cell office:value-type="float" office:value="4959" calcext:value-type="float">
            <text:p>4959</text:p>
          </table:table-cell>
          <table:table-cell office:value-type="float" office:value="5066" calcext:value-type="float">
            <text:p>5066</text:p>
          </table:table-cell>
          <table:table-cell office:value-type="float" office:value="4981" calcext:value-type="float">
            <text:p>4981</text:p>
          </table:table-cell>
          <table:table-cell office:value-type="float" office:value="4834" calcext:value-type="float">
            <text:p>4834</text:p>
          </table:table-cell>
          <table:table-cell office:value-type="float" office:value="4982" calcext:value-type="float">
            <text:p>4982</text:p>
          </table:table-cell>
          <table:table-cell office:value-type="float" office:value="5038" calcext:value-type="float">
            <text:p>5038</text:p>
          </table:table-cell>
          <table:table-cell office:value-type="float" office:value="5348" calcext:value-type="float">
            <text:p>5348</text:p>
          </table:table-cell>
          <table:table-cell office:value-type="float" office:value="4956" calcext:value-type="float">
            <text:p>4956</text:p>
          </table:table-cell>
          <table:table-cell office:value-type="float" office:value="4845" calcext:value-type="float">
            <text:p>4845</text:p>
          </table:table-cell>
          <table:table-cell office:value-type="float" office:value="4771" calcext:value-type="float">
            <text:p>4771</text:p>
          </table:table-cell>
          <table:table-cell office:value-type="float" office:value="5025" calcext:value-type="float">
            <text:p>5025</text:p>
          </table:table-cell>
          <table:table-cell office:value-type="float" office:value="5104" calcext:value-type="float">
            <text:p>5104</text:p>
          </table:table-cell>
          <table:table-cell office:value-type="float" office:value="5016" calcext:value-type="float">
            <text:p>5016</text:p>
          </table:table-cell>
          <table:table-cell office:value-type="float" office:value="4829" calcext:value-type="float">
            <text:p>4829</text:p>
          </table:table-cell>
          <table:table-cell office:value-type="float" office:value="4962" calcext:value-type="float">
            <text:p>4962</text:p>
          </table:table-cell>
          <table:table-cell office:value-type="float" office:value="4841" calcext:value-type="float">
            <text:p>4841</text:p>
          </table:table-cell>
          <table:table-cell office:value-type="float" office:value="4929" calcext:value-type="float">
            <text:p>4929</text:p>
          </table:table-cell>
          <table:table-cell office:value-type="float" office:value="4844" calcext:value-type="float">
            <text:p>4844</text:p>
          </table:table-cell>
          <table:table-cell office:value-type="float" office:value="4946" calcext:value-type="float">
            <text:p>4946</text:p>
          </table:table-cell>
          <table:table-cell office:value-type="float" office:value="5285" calcext:value-type="float">
            <text:p>5285</text:p>
          </table:table-cell>
          <table:table-cell office:value-type="float" office:value="4988" calcext:value-type="float">
            <text:p>4988</text:p>
          </table:table-cell>
          <table:table-cell office:value-type="float" office:value="4894" calcext:value-type="float">
            <text:p>4894</text:p>
          </table:table-cell>
          <table:table-cell office:value-type="float" office:value="5126" calcext:value-type="float">
            <text:p>5126</text:p>
          </table:table-cell>
          <table:table-cell office:value-type="float" office:value="5005" calcext:value-type="float">
            <text:p>5005</text:p>
          </table:table-cell>
          <table:table-cell office:value-type="float" office:value="5020" calcext:value-type="float">
            <text:p>5020</text:p>
          </table:table-cell>
          <table:table-cell office:value-type="float" office:value="4812" calcext:value-type="float">
            <text:p>4812</text:p>
          </table:table-cell>
          <table:table-cell office:value-type="float" office:value="5308" calcext:value-type="float">
            <text:p>5308</text:p>
          </table:table-cell>
          <table:table-cell office:value-type="float" office:value="4923" calcext:value-type="float">
            <text:p>4923</text:p>
          </table:table-cell>
          <table:table-cell office:value-type="float" office:value="4974" calcext:value-type="float">
            <text:p>4974</text:p>
          </table:table-cell>
          <table:table-cell office:value-type="float" office:value="4948" calcext:value-type="float">
            <text:p>4948</text:p>
          </table:table-cell>
          <table:table-cell office:value-type="float" office:value="5008" calcext:value-type="float">
            <text:p>5008</text:p>
          </table:table-cell>
          <table:table-cell office:value-type="float" office:value="4902" calcext:value-type="float">
            <text:p>4902</text:p>
          </table:table-cell>
          <table:table-cell office:value-type="float" office:value="4933" calcext:value-type="float">
            <text:p>4933</text:p>
          </table:table-cell>
          <table:table-cell office:value-type="float" office:value="5003" calcext:value-type="float">
            <text:p>5003</text:p>
          </table:table-cell>
          <table:table-cell office:value-type="float" office:value="4982" calcext:value-type="float">
            <text:p>4982</text:p>
          </table:table-cell>
          <table:table-cell office:value-type="float" office:value="4922" calcext:value-type="float">
            <text:p>4922</text:p>
          </table:table-cell>
          <table:table-cell office:value-type="float" office:value="5061" calcext:value-type="float">
            <text:p>5061</text:p>
          </table:table-cell>
          <table:table-cell office:value-type="float" office:value="4858" calcext:value-type="float">
            <text:p>4858</text:p>
          </table:table-cell>
          <table:table-cell office:value-type="float" office:value="4836" calcext:value-type="float">
            <text:p>4836</text:p>
          </table:table-cell>
          <table:table-cell office:value-type="float" office:value="5162" calcext:value-type="float">
            <text:p>5162</text:p>
          </table:table-cell>
          <table:table-cell office:value-type="float" office:value="4882" calcext:value-type="float">
            <text:p>4882</text:p>
          </table:table-cell>
          <table:table-cell office:value-type="float" office:value="4894" calcext:value-type="float">
            <text:p>4894</text:p>
          </table:table-cell>
          <table:table-cell office:value-type="float" office:value="4930" calcext:value-type="float">
            <text:p>4930</text:p>
          </table:table-cell>
          <table:table-cell office:value-type="float" office:value="5107" calcext:value-type="float">
            <text:p>5107</text:p>
          </table:table-cell>
          <table:table-cell office:value-type="float" office:value="4930" calcext:value-type="float">
            <text:p>4930</text:p>
          </table:table-cell>
          <table:table-cell office:value-type="float" office:value="4843" calcext:value-type="float">
            <text:p>4843</text:p>
          </table:table-cell>
          <table:table-cell office:value-type="float" office:value="5271" calcext:value-type="float">
            <text:p>5271</text:p>
          </table:table-cell>
          <table:table-cell office:value-type="float" office:value="5189" calcext:value-type="float">
            <text:p>5189</text:p>
          </table:table-cell>
          <table:table-cell office:value-type="float" office:value="4718" calcext:value-type="float">
            <text:p>4718</text:p>
          </table:table-cell>
          <table:table-cell office:value-type="float" office:value="4848" calcext:value-type="float">
            <text:p>4848</text:p>
          </table:table-cell>
          <table:table-cell office:value-type="float" office:value="5105" calcext:value-type="float">
            <text:p>5105</text:p>
          </table:table-cell>
          <table:table-cell office:value-type="float" office:value="4928" calcext:value-type="float">
            <text:p>4928</text:p>
          </table:table-cell>
          <table:table-cell office:value-type="float" office:value="4824" calcext:value-type="float">
            <text:p>4824</text:p>
          </table:table-cell>
          <table:table-cell office:value-type="float" office:value="4900" calcext:value-type="float">
            <text:p>4900</text:p>
          </table:table-cell>
          <table:table-cell office:value-type="float" office:value="4914" calcext:value-type="float">
            <text:p>4914</text:p>
          </table:table-cell>
          <table:table-cell office:value-type="float" office:value="4989" calcext:value-type="float">
            <text:p>4989</text:p>
          </table:table-cell>
          <table:table-cell office:value-type="float" office:value="5013" calcext:value-type="float">
            <text:p>5013</text:p>
          </table:table-cell>
          <table:table-cell office:value-type="float" office:value="5388" calcext:value-type="float">
            <text:p>5388</text:p>
          </table:table-cell>
          <table:table-cell office:value-type="float" office:value="4827" calcext:value-type="float">
            <text:p>4827</text:p>
          </table:table-cell>
          <table:table-cell office:value-type="float" office:value="4989" calcext:value-type="float">
            <text:p>4989</text:p>
          </table:table-cell>
          <table:table-cell office:value-type="float" office:value="5438" calcext:value-type="float">
            <text:p>5438</text:p>
          </table:table-cell>
          <table:table-cell office:value-type="float" office:value="4774" calcext:value-type="float">
            <text:p>4774</text:p>
          </table:table-cell>
          <table:table-cell office:value-type="float" office:value="5101" calcext:value-type="float">
            <text:p>5101</text:p>
          </table:table-cell>
          <table:table-cell office:value-type="float" office:value="4969" calcext:value-type="float">
            <text:p>4969</text:p>
          </table:table-cell>
          <table:table-cell office:value-type="float" office:value="4843" calcext:value-type="float">
            <text:p>4843</text:p>
          </table:table-cell>
          <table:table-cell office:value-type="float" office:value="4904" calcext:value-type="float">
            <text:p>4904</text:p>
          </table:table-cell>
          <table:table-cell office:value-type="float" office:value="4893" calcext:value-type="float">
            <text:p>4893</text:p>
          </table:table-cell>
          <table:table-cell office:value-type="float" office:value="5066" calcext:value-type="float">
            <text:p>5066</text:p>
          </table:table-cell>
          <table:table-cell office:value-type="float" office:value="4913" calcext:value-type="float">
            <text:p>4913</text:p>
          </table:table-cell>
          <table:table-cell office:value-type="float" office:value="4969" calcext:value-type="float">
            <text:p>4969</text:p>
          </table:table-cell>
          <table:table-cell office:value-type="float" office:value="5086" calcext:value-type="float">
            <text:p>5086</text:p>
          </table:table-cell>
          <table:table-cell office:value-type="float" office:value="4959" calcext:value-type="float">
            <text:p>4959</text:p>
          </table:table-cell>
          <table:table-cell office:value-type="float" office:value="5194" calcext:value-type="float">
            <text:p>5194</text:p>
          </table:table-cell>
          <table:table-cell office:value-type="float" office:value="5074" calcext:value-type="float">
            <text:p>5074</text:p>
          </table:table-cell>
          <table:table-cell office:value-type="float" office:value="5030" calcext:value-type="float">
            <text:p>5030</text:p>
          </table:table-cell>
          <table:table-cell office:value-type="float" office:value="4860" calcext:value-type="float">
            <text:p>4860</text:p>
          </table:table-cell>
          <table:table-cell office:value-type="float" office:value="4947" calcext:value-type="float">
            <text:p>4947</text:p>
          </table:table-cell>
          <table:table-cell office:value-type="float" office:value="5057" calcext:value-type="float">
            <text:p>5057</text:p>
          </table:table-cell>
          <table:table-cell office:value-type="float" office:value="4811" calcext:value-type="float">
            <text:p>4811</text:p>
          </table:table-cell>
          <table:table-cell office:value-type="float" office:value="5125" calcext:value-type="float">
            <text:p>5125</text:p>
          </table:table-cell>
          <table:table-cell office:value-type="float" office:value="4840" calcext:value-type="float">
            <text:p>4840</text:p>
          </table:table-cell>
          <table:table-cell office:value-type="float" office:value="4913" calcext:value-type="float">
            <text:p>4913</text:p>
          </table:table-cell>
          <table:table-cell office:value-type="float" office:value="4919" calcext:value-type="float">
            <text:p>4919</text:p>
          </table:table-cell>
          <table:table-cell office:value-type="float" office:value="5105" calcext:value-type="float">
            <text:p>5105</text:p>
          </table:table-cell>
          <table:table-cell office:value-type="float" office:value="5180" calcext:value-type="float">
            <text:p>5180</text:p>
          </table:table-cell>
          <table:table-cell office:value-type="float" office:value="4948" calcext:value-type="float">
            <text:p>4948</text:p>
          </table:table-cell>
          <table:table-cell office:value-type="float" office:value="5071" calcext:value-type="float">
            <text:p>5071</text:p>
          </table:table-cell>
          <table:table-cell office:value-type="float" office:value="5022" calcext:value-type="float">
            <text:p>5022</text:p>
          </table:table-cell>
          <table:table-cell office:value-type="float" office:value="4829" calcext:value-type="float">
            <text:p>4829</text:p>
          </table:table-cell>
          <table:table-cell office:value-type="float" office:value="4830" calcext:value-type="float">
            <text:p>4830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495303" calcext:value-type="float">
            <text:p>495303</text:p>
          </table:table-cell>
          <table:table-cell office:value-type="float" office:value="495629" calcext:value-type="float">
            <text:p>495629</text:p>
          </table:table-cell>
          <table:table-cell office:value-type="float" office:value="495288" calcext:value-type="float">
            <text:p>495288</text:p>
          </table:table-cell>
          <table:table-cell office:value-type="float" office:value="495304" calcext:value-type="float">
            <text:p>495304</text:p>
          </table:table-cell>
          <table:table-cell office:value-type="float" office:value="495412" calcext:value-type="float">
            <text:p>495412</text:p>
          </table:table-cell>
          <table:table-cell office:value-type="float" office:value="495440" calcext:value-type="float">
            <text:p>495440</text:p>
          </table:table-cell>
          <table:table-cell table:number-columns-repeated="2" office:value-type="float" office:value="495373" calcext:value-type="float">
            <text:p>495373</text:p>
          </table:table-cell>
          <table:table-cell office:value-type="float" office:value="495398" calcext:value-type="float">
            <text:p>495398</text:p>
          </table:table-cell>
          <table:table-cell office:value-type="float" office:value="495651" calcext:value-type="float">
            <text:p>495651</text:p>
          </table:table-cell>
          <table:table-cell office:value-type="float" office:value="495376" calcext:value-type="float">
            <text:p>495376</text:p>
          </table:table-cell>
          <table:table-cell office:value-type="float" office:value="495391" calcext:value-type="float">
            <text:p>495391</text:p>
          </table:table-cell>
          <table:table-cell office:value-type="float" office:value="495475" calcext:value-type="float">
            <text:p>495475</text:p>
          </table:table-cell>
          <table:table-cell office:value-type="float" office:value="495430" calcext:value-type="float">
            <text:p>495430</text:p>
          </table:table-cell>
          <table:table-cell office:value-type="float" office:value="495559" calcext:value-type="float">
            <text:p>495559</text:p>
          </table:table-cell>
          <table:table-cell office:value-type="float" office:value="495310" calcext:value-type="float">
            <text:p>495310</text:p>
          </table:table-cell>
          <table:table-cell office:value-type="float" office:value="495548" calcext:value-type="float">
            <text:p>495548</text:p>
          </table:table-cell>
          <table:table-cell office:value-type="float" office:value="495421" calcext:value-type="float">
            <text:p>495421</text:p>
          </table:table-cell>
          <table:table-cell office:value-type="float" office:value="495689" calcext:value-type="float">
            <text:p>495689</text:p>
          </table:table-cell>
          <table:table-cell office:value-type="float" office:value="495427" calcext:value-type="float">
            <text:p>495427</text:p>
          </table:table-cell>
          <table:table-cell office:value-type="float" office:value="495405" calcext:value-type="float">
            <text:p>495405</text:p>
          </table:table-cell>
          <table:table-cell office:value-type="float" office:value="495463" calcext:value-type="float">
            <text:p>495463</text:p>
          </table:table-cell>
          <table:table-cell office:value-type="float" office:value="495605" calcext:value-type="float">
            <text:p>495605</text:p>
          </table:table-cell>
          <table:table-cell office:value-type="float" office:value="495580" calcext:value-type="float">
            <text:p>495580</text:p>
          </table:table-cell>
          <table:table-cell office:value-type="float" office:value="495364" calcext:value-type="float">
            <text:p>495364</text:p>
          </table:table-cell>
          <table:table-cell office:value-type="float" office:value="495580" calcext:value-type="float">
            <text:p>495580</text:p>
          </table:table-cell>
          <table:table-cell office:value-type="float" office:value="495601" calcext:value-type="float">
            <text:p>495601</text:p>
          </table:table-cell>
          <table:table-cell office:value-type="float" office:value="495366" calcext:value-type="float">
            <text:p>495366</text:p>
          </table:table-cell>
          <table:table-cell office:value-type="float" office:value="495459" calcext:value-type="float">
            <text:p>495459</text:p>
          </table:table-cell>
          <table:table-cell office:value-type="float" office:value="495425" calcext:value-type="float">
            <text:p>495425</text:p>
          </table:table-cell>
          <table:table-cell office:value-type="float" office:value="495371" calcext:value-type="float">
            <text:p>495371</text:p>
          </table:table-cell>
          <table:table-cell office:value-type="float" office:value="495521" calcext:value-type="float">
            <text:p>495521</text:p>
          </table:table-cell>
          <table:table-cell office:value-type="float" office:value="495286" calcext:value-type="float">
            <text:p>495286</text:p>
          </table:table-cell>
          <table:table-cell office:value-type="float" office:value="495563" calcext:value-type="float">
            <text:p>495563</text:p>
          </table:table-cell>
          <table:table-cell office:value-type="float" office:value="495673" calcext:value-type="float">
            <text:p>495673</text:p>
          </table:table-cell>
          <table:table-cell office:value-type="float" office:value="495577" calcext:value-type="float">
            <text:p>495577</text:p>
          </table:table-cell>
          <table:table-cell office:value-type="float" office:value="495411" calcext:value-type="float">
            <text:p>495411</text:p>
          </table:table-cell>
          <table:table-cell office:value-type="float" office:value="495294" calcext:value-type="float">
            <text:p>495294</text:p>
          </table:table-cell>
          <table:table-cell office:value-type="float" office:value="495443" calcext:value-type="float">
            <text:p>495443</text:p>
          </table:table-cell>
          <table:table-cell office:value-type="float" office:value="495264" calcext:value-type="float">
            <text:p>495264</text:p>
          </table:table-cell>
          <table:table-cell office:value-type="float" office:value="495443" calcext:value-type="float">
            <text:p>495443</text:p>
          </table:table-cell>
          <table:table-cell office:value-type="float" office:value="495732" calcext:value-type="float">
            <text:p>495732</text:p>
          </table:table-cell>
          <table:table-cell office:value-type="float" office:value="495329" calcext:value-type="float">
            <text:p>495329</text:p>
          </table:table-cell>
          <table:table-cell office:value-type="float" office:value="495673" calcext:value-type="float">
            <text:p>495673</text:p>
          </table:table-cell>
          <table:table-cell office:value-type="float" office:value="495503" calcext:value-type="float">
            <text:p>495503</text:p>
          </table:table-cell>
          <table:table-cell office:value-type="float" office:value="495393" calcext:value-type="float">
            <text:p>495393</text:p>
          </table:table-cell>
          <table:table-cell office:value-type="float" office:value="495452" calcext:value-type="float">
            <text:p>495452</text:p>
          </table:table-cell>
          <table:table-cell office:value-type="float" office:value="495524" calcext:value-type="float">
            <text:p>495524</text:p>
          </table:table-cell>
          <table:table-cell office:value-type="float" office:value="495334" calcext:value-type="float">
            <text:p>495334</text:p>
          </table:table-cell>
          <table:table-cell office:value-type="float" office:value="495400" calcext:value-type="float">
            <text:p>495400</text:p>
          </table:table-cell>
          <table:table-cell office:value-type="float" office:value="495702" calcext:value-type="float">
            <text:p>495702</text:p>
          </table:table-cell>
          <table:table-cell office:value-type="float" office:value="495318" calcext:value-type="float">
            <text:p>495318</text:p>
          </table:table-cell>
          <table:table-cell office:value-type="float" office:value="495706" calcext:value-type="float">
            <text:p>495706</text:p>
          </table:table-cell>
          <table:table-cell office:value-type="float" office:value="495416" calcext:value-type="float">
            <text:p>495416</text:p>
          </table:table-cell>
          <table:table-cell office:value-type="float" office:value="495395" calcext:value-type="float">
            <text:p>495395</text:p>
          </table:table-cell>
          <table:table-cell office:value-type="float" office:value="495478" calcext:value-type="float">
            <text:p>495478</text:p>
          </table:table-cell>
          <table:table-cell office:value-type="float" office:value="495442" calcext:value-type="float">
            <text:p>495442</text:p>
          </table:table-cell>
          <table:table-cell office:value-type="float" office:value="495292" calcext:value-type="float">
            <text:p>495292</text:p>
          </table:table-cell>
          <table:table-cell office:value-type="float" office:value="495355" calcext:value-type="float">
            <text:p>495355</text:p>
          </table:table-cell>
          <table:table-cell office:value-type="float" office:value="495363" calcext:value-type="float">
            <text:p>495363</text:p>
          </table:table-cell>
          <table:table-cell office:value-type="float" office:value="495357" calcext:value-type="float">
            <text:p>495357</text:p>
          </table:table-cell>
          <table:table-cell office:value-type="float" office:value="495445" calcext:value-type="float">
            <text:p>495445</text:p>
          </table:table-cell>
          <table:table-cell office:value-type="float" office:value="495554" calcext:value-type="float">
            <text:p>495554</text:p>
          </table:table-cell>
          <table:table-cell office:value-type="float" office:value="495586" calcext:value-type="float">
            <text:p>495586</text:p>
          </table:table-cell>
          <table:table-cell office:value-type="float" office:value="495734" calcext:value-type="float">
            <text:p>495734</text:p>
          </table:table-cell>
          <table:table-cell office:value-type="float" office:value="495270" calcext:value-type="float">
            <text:p>495270</text:p>
          </table:table-cell>
          <table:table-cell office:value-type="float" office:value="495500" calcext:value-type="float">
            <text:p>495500</text:p>
          </table:table-cell>
          <table:table-cell office:value-type="float" office:value="495544" calcext:value-type="float">
            <text:p>495544</text:p>
          </table:table-cell>
          <table:table-cell office:value-type="float" office:value="495535" calcext:value-type="float">
            <text:p>495535</text:p>
          </table:table-cell>
          <table:table-cell office:value-type="float" office:value="495418" calcext:value-type="float">
            <text:p>495418</text:p>
          </table:table-cell>
          <table:table-cell office:value-type="float" office:value="495648" calcext:value-type="float">
            <text:p>495648</text:p>
          </table:table-cell>
          <table:table-cell office:value-type="float" office:value="495323" calcext:value-type="float">
            <text:p>495323</text:p>
          </table:table-cell>
          <table:table-cell office:value-type="float" office:value="495363" calcext:value-type="float">
            <text:p>495363</text:p>
          </table:table-cell>
          <table:table-cell office:value-type="float" office:value="495493" calcext:value-type="float">
            <text:p>495493</text:p>
          </table:table-cell>
          <table:table-cell office:value-type="float" office:value="495560" calcext:value-type="float">
            <text:p>495560</text:p>
          </table:table-cell>
          <table:table-cell office:value-type="float" office:value="495342" calcext:value-type="float">
            <text:p>495342</text:p>
          </table:table-cell>
          <table:table-cell office:value-type="float" office:value="495462" calcext:value-type="float">
            <text:p>495462</text:p>
          </table:table-cell>
          <table:table-cell office:value-type="float" office:value="495372" calcext:value-type="float">
            <text:p>495372</text:p>
          </table:table-cell>
          <table:table-cell office:value-type="float" office:value="495435" calcext:value-type="float">
            <text:p>495435</text:p>
          </table:table-cell>
          <table:table-cell office:value-type="float" office:value="495392" calcext:value-type="float">
            <text:p>495392</text:p>
          </table:table-cell>
          <table:table-cell office:value-type="float" office:value="495669" calcext:value-type="float">
            <text:p>495669</text:p>
          </table:table-cell>
          <table:table-cell office:value-type="float" office:value="495655" calcext:value-type="float">
            <text:p>495655</text:p>
          </table:table-cell>
          <table:table-cell office:value-type="float" office:value="495320" calcext:value-type="float">
            <text:p>495320</text:p>
          </table:table-cell>
          <table:table-cell office:value-type="float" office:value="495323" calcext:value-type="float">
            <text:p>495323</text:p>
          </table:table-cell>
          <table:table-cell office:value-type="float" office:value="495577" calcext:value-type="float">
            <text:p>495577</text:p>
          </table:table-cell>
          <table:table-cell office:value-type="float" office:value="495479" calcext:value-type="float">
            <text:p>495479</text:p>
          </table:table-cell>
          <table:table-cell office:value-type="float" office:value="495796" calcext:value-type="float">
            <text:p>495796</text:p>
          </table:table-cell>
          <table:table-cell office:value-type="float" office:value="495618" calcext:value-type="float">
            <text:p>495618</text:p>
          </table:table-cell>
          <table:table-cell office:value-type="float" office:value="495484" calcext:value-type="float">
            <text:p>495484</text:p>
          </table:table-cell>
          <table:table-cell office:value-type="float" office:value="495331" calcext:value-type="float">
            <text:p>495331</text:p>
          </table:table-cell>
          <table:table-cell office:value-type="float" office:value="495349" calcext:value-type="float">
            <text:p>495349</text:p>
          </table:table-cell>
          <table:table-cell office:value-type="float" office:value="495380" calcext:value-type="float">
            <text:p>495380</text:p>
          </table:table-cell>
          <table:table-cell office:value-type="float" office:value="495933" calcext:value-type="float">
            <text:p>495933</text:p>
          </table:table-cell>
          <table:table-cell office:value-type="float" office:value="495328" calcext:value-type="float">
            <text:p>495328</text:p>
          </table:table-cell>
          <table:table-cell office:value-type="float" office:value="495325" calcext:value-type="float">
            <text:p>495325</text:p>
          </table:table-cell>
          <table:table-cell office:value-type="float" office:value="495553" calcext:value-type="float">
            <text:p>495553</text:p>
          </table:table-cell>
          <table:table-cell office:value-type="float" office:value="495797" calcext:value-type="float">
            <text:p>495797</text:p>
          </table:table-cell>
          <table:table-cell office:value-type="float" office:value="495382" calcext:value-type="float">
            <text:p>495382</text:p>
          </table:table-cell>
          <table:table-cell office:value-type="float" office:value="495655" calcext:value-type="float">
            <text:p>495655</text:p>
          </table:table-cell>
          <table:table-cell office:value-type="float" office:value="495470" calcext:value-type="float">
            <text:p>495470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27552" calcext:value-type="float">
            <text:p>27552</text:p>
          </table:table-cell>
          <table:table-cell office:value-type="float" office:value="32050" calcext:value-type="float">
            <text:p>32050</text:p>
          </table:table-cell>
          <table:table-cell office:value-type="float" office:value="28484" calcext:value-type="float">
            <text:p>28484</text:p>
          </table:table-cell>
          <table:table-cell office:value-type="float" office:value="27388" calcext:value-type="float">
            <text:p>27388</text:p>
          </table:table-cell>
          <table:table-cell office:value-type="float" office:value="40204" calcext:value-type="float">
            <text:p>40204</text:p>
          </table:table-cell>
          <table:table-cell office:value-type="float" office:value="28350" calcext:value-type="float">
            <text:p>28350</text:p>
          </table:table-cell>
          <table:table-cell office:value-type="float" office:value="30777" calcext:value-type="float">
            <text:p>30777</text:p>
          </table:table-cell>
          <table:table-cell office:value-type="float" office:value="31550" calcext:value-type="float">
            <text:p>31550</text:p>
          </table:table-cell>
          <table:table-cell office:value-type="float" office:value="35030" calcext:value-type="float">
            <text:p>35030</text:p>
          </table:table-cell>
          <table:table-cell office:value-type="float" office:value="26009" calcext:value-type="float">
            <text:p>26009</text:p>
          </table:table-cell>
          <table:table-cell office:value-type="float" office:value="25054" calcext:value-type="float">
            <text:p>25054</text:p>
          </table:table-cell>
          <table:table-cell office:value-type="float" office:value="33271" calcext:value-type="float">
            <text:p>33271</text:p>
          </table:table-cell>
          <table:table-cell office:value-type="float" office:value="30256" calcext:value-type="float">
            <text:p>30256</text:p>
          </table:table-cell>
          <table:table-cell office:value-type="float" office:value="26952" calcext:value-type="float">
            <text:p>26952</text:p>
          </table:table-cell>
          <table:table-cell office:value-type="float" office:value="25847" calcext:value-type="float">
            <text:p>25847</text:p>
          </table:table-cell>
          <table:table-cell office:value-type="float" office:value="36552" calcext:value-type="float">
            <text:p>36552</text:p>
          </table:table-cell>
          <table:table-cell office:value-type="float" office:value="28308" calcext:value-type="float">
            <text:p>28308</text:p>
          </table:table-cell>
          <table:table-cell office:value-type="float" office:value="25966" calcext:value-type="float">
            <text:p>25966</text:p>
          </table:table-cell>
          <table:table-cell office:value-type="float" office:value="34591" calcext:value-type="float">
            <text:p>34591</text:p>
          </table:table-cell>
          <table:table-cell office:value-type="float" office:value="26629" calcext:value-type="float">
            <text:p>26629</text:p>
          </table:table-cell>
          <table:table-cell office:value-type="float" office:value="28323" calcext:value-type="float">
            <text:p>28323</text:p>
          </table:table-cell>
          <table:table-cell office:value-type="float" office:value="28525" calcext:value-type="float">
            <text:p>28525</text:p>
          </table:table-cell>
          <table:table-cell office:value-type="float" office:value="25476" calcext:value-type="float">
            <text:p>25476</text:p>
          </table:table-cell>
          <table:table-cell office:value-type="float" office:value="27709" calcext:value-type="float">
            <text:p>27709</text:p>
          </table:table-cell>
          <table:table-cell office:value-type="float" office:value="26490" calcext:value-type="float">
            <text:p>26490</text:p>
          </table:table-cell>
          <table:table-cell office:value-type="float" office:value="28439" calcext:value-type="float">
            <text:p>28439</text:p>
          </table:table-cell>
          <table:table-cell office:value-type="float" office:value="25401" calcext:value-type="float">
            <text:p>25401</text:p>
          </table:table-cell>
          <table:table-cell office:value-type="float" office:value="28940" calcext:value-type="float">
            <text:p>28940</text:p>
          </table:table-cell>
          <table:table-cell office:value-type="float" office:value="25965" calcext:value-type="float">
            <text:p>25965</text:p>
          </table:table-cell>
          <table:table-cell office:value-type="float" office:value="25595" calcext:value-type="float">
            <text:p>25595</text:p>
          </table:table-cell>
          <table:table-cell office:value-type="float" office:value="33761" calcext:value-type="float">
            <text:p>33761</text:p>
          </table:table-cell>
          <table:table-cell office:value-type="float" office:value="26721" calcext:value-type="float">
            <text:p>26721</text:p>
          </table:table-cell>
          <table:table-cell office:value-type="float" office:value="25836" calcext:value-type="float">
            <text:p>25836</text:p>
          </table:table-cell>
          <table:table-cell office:value-type="float" office:value="27059" calcext:value-type="float">
            <text:p>27059</text:p>
          </table:table-cell>
          <table:table-cell office:value-type="float" office:value="35289" calcext:value-type="float">
            <text:p>35289</text:p>
          </table:table-cell>
          <table:table-cell office:value-type="float" office:value="28448" calcext:value-type="float">
            <text:p>28448</text:p>
          </table:table-cell>
          <table:table-cell office:value-type="float" office:value="30526" calcext:value-type="float">
            <text:p>30526</text:p>
          </table:table-cell>
          <table:table-cell office:value-type="float" office:value="25196" calcext:value-type="float">
            <text:p>25196</text:p>
          </table:table-cell>
          <table:table-cell office:value-type="float" office:value="32053" calcext:value-type="float">
            <text:p>32053</text:p>
          </table:table-cell>
          <table:table-cell office:value-type="float" office:value="34733" calcext:value-type="float">
            <text:p>34733</text:p>
          </table:table-cell>
          <table:table-cell office:value-type="float" office:value="28248" calcext:value-type="float">
            <text:p>28248</text:p>
          </table:table-cell>
          <table:table-cell office:value-type="float" office:value="25219" calcext:value-type="float">
            <text:p>25219</text:p>
          </table:table-cell>
          <table:table-cell office:value-type="float" office:value="26173" calcext:value-type="float">
            <text:p>26173</text:p>
          </table:table-cell>
          <table:table-cell office:value-type="float" office:value="28365" calcext:value-type="float">
            <text:p>28365</text:p>
          </table:table-cell>
          <table:table-cell office:value-type="float" office:value="25121" calcext:value-type="float">
            <text:p>25121</text:p>
          </table:table-cell>
          <table:table-cell office:value-type="float" office:value="30257" calcext:value-type="float">
            <text:p>30257</text:p>
          </table:table-cell>
          <table:table-cell office:value-type="float" office:value="26269" calcext:value-type="float">
            <text:p>26269</text:p>
          </table:table-cell>
          <table:table-cell office:value-type="float" office:value="29593" calcext:value-type="float">
            <text:p>29593</text:p>
          </table:table-cell>
          <table:table-cell office:value-type="float" office:value="27214" calcext:value-type="float">
            <text:p>27214</text:p>
          </table:table-cell>
          <table:table-cell office:value-type="float" office:value="26800" calcext:value-type="float">
            <text:p>26800</text:p>
          </table:table-cell>
          <table:table-cell office:value-type="float" office:value="36014" calcext:value-type="float">
            <text:p>36014</text:p>
          </table:table-cell>
          <table:table-cell office:value-type="float" office:value="31037" calcext:value-type="float">
            <text:p>31037</text:p>
          </table:table-cell>
          <table:table-cell office:value-type="float" office:value="23983" calcext:value-type="float">
            <text:p>23983</text:p>
          </table:table-cell>
          <table:table-cell office:value-type="float" office:value="25043" calcext:value-type="float">
            <text:p>25043</text:p>
          </table:table-cell>
          <table:table-cell office:value-type="float" office:value="34099" calcext:value-type="float">
            <text:p>34099</text:p>
          </table:table-cell>
          <table:table-cell office:value-type="float" office:value="36201" calcext:value-type="float">
            <text:p>36201</text:p>
          </table:table-cell>
          <table:table-cell office:value-type="float" office:value="28296" calcext:value-type="float">
            <text:p>28296</text:p>
          </table:table-cell>
          <table:table-cell office:value-type="float" office:value="35886" calcext:value-type="float">
            <text:p>35886</text:p>
          </table:table-cell>
          <table:table-cell office:value-type="float" office:value="29547" calcext:value-type="float">
            <text:p>29547</text:p>
          </table:table-cell>
          <table:table-cell office:value-type="float" office:value="34637" calcext:value-type="float">
            <text:p>34637</text:p>
          </table:table-cell>
          <table:table-cell office:value-type="float" office:value="27969" calcext:value-type="float">
            <text:p>27969</text:p>
          </table:table-cell>
          <table:table-cell office:value-type="float" office:value="26763" calcext:value-type="float">
            <text:p>26763</text:p>
          </table:table-cell>
          <table:table-cell office:value-type="float" office:value="48681" calcext:value-type="float">
            <text:p>48681</text:p>
          </table:table-cell>
          <table:table-cell office:value-type="float" office:value="32177" calcext:value-type="float">
            <text:p>32177</text:p>
          </table:table-cell>
          <table:table-cell office:value-type="float" office:value="22724" calcext:value-type="float">
            <text:p>22724</text:p>
          </table:table-cell>
          <table:table-cell office:value-type="float" office:value="26178" calcext:value-type="float">
            <text:p>26178</text:p>
          </table:table-cell>
          <table:table-cell office:value-type="float" office:value="24840" calcext:value-type="float">
            <text:p>24840</text:p>
          </table:table-cell>
          <table:table-cell office:value-type="float" office:value="27660" calcext:value-type="float">
            <text:p>27660</text:p>
          </table:table-cell>
          <table:table-cell office:value-type="float" office:value="21999" calcext:value-type="float">
            <text:p>21999</text:p>
          </table:table-cell>
          <table:table-cell office:value-type="float" office:value="27301" calcext:value-type="float">
            <text:p>27301</text:p>
          </table:table-cell>
          <table:table-cell office:value-type="float" office:value="30404" calcext:value-type="float">
            <text:p>30404</text:p>
          </table:table-cell>
          <table:table-cell office:value-type="float" office:value="27087" calcext:value-type="float">
            <text:p>27087</text:p>
          </table:table-cell>
          <table:table-cell office:value-type="float" office:value="26756" calcext:value-type="float">
            <text:p>26756</text:p>
          </table:table-cell>
          <table:table-cell office:value-type="float" office:value="31786" calcext:value-type="float">
            <text:p>31786</text:p>
          </table:table-cell>
          <table:table-cell office:value-type="float" office:value="28363" calcext:value-type="float">
            <text:p>28363</text:p>
          </table:table-cell>
          <table:table-cell office:value-type="float" office:value="27503" calcext:value-type="float">
            <text:p>27503</text:p>
          </table:table-cell>
          <table:table-cell office:value-type="float" office:value="24495" calcext:value-type="float">
            <text:p>24495</text:p>
          </table:table-cell>
          <table:table-cell office:value-type="float" office:value="32742" calcext:value-type="float">
            <text:p>32742</text:p>
          </table:table-cell>
          <table:table-cell office:value-type="float" office:value="27990" calcext:value-type="float">
            <text:p>27990</text:p>
          </table:table-cell>
          <table:table-cell office:value-type="float" office:value="29370" calcext:value-type="float">
            <text:p>29370</text:p>
          </table:table-cell>
          <table:table-cell office:value-type="float" office:value="29199" calcext:value-type="float">
            <text:p>29199</text:p>
          </table:table-cell>
          <table:table-cell office:value-type="float" office:value="29099" calcext:value-type="float">
            <text:p>29099</text:p>
          </table:table-cell>
          <table:table-cell office:value-type="float" office:value="29063" calcext:value-type="float">
            <text:p>29063</text:p>
          </table:table-cell>
          <table:table-cell office:value-type="float" office:value="23219" calcext:value-type="float">
            <text:p>23219</text:p>
          </table:table-cell>
          <table:table-cell office:value-type="float" office:value="31315" calcext:value-type="float">
            <text:p>31315</text:p>
          </table:table-cell>
          <table:table-cell office:value-type="float" office:value="30472" calcext:value-type="float">
            <text:p>30472</text:p>
          </table:table-cell>
          <table:table-cell office:value-type="float" office:value="27510" calcext:value-type="float">
            <text:p>27510</text:p>
          </table:table-cell>
          <table:table-cell office:value-type="float" office:value="25479" calcext:value-type="float">
            <text:p>25479</text:p>
          </table:table-cell>
          <table:table-cell office:value-type="float" office:value="33355" calcext:value-type="float">
            <text:p>33355</text:p>
          </table:table-cell>
          <table:table-cell office:value-type="float" office:value="27006" calcext:value-type="float">
            <text:p>27006</text:p>
          </table:table-cell>
          <table:table-cell office:value-type="float" office:value="24896" calcext:value-type="float">
            <text:p>24896</text:p>
          </table:table-cell>
          <table:table-cell office:value-type="float" office:value="29835" calcext:value-type="float">
            <text:p>29835</text:p>
          </table:table-cell>
          <table:table-cell office:value-type="float" office:value="26698" calcext:value-type="float">
            <text:p>26698</text:p>
          </table:table-cell>
          <table:table-cell office:value-type="float" office:value="23630" calcext:value-type="float">
            <text:p>23630</text:p>
          </table:table-cell>
          <table:table-cell office:value-type="float" office:value="25023" calcext:value-type="float">
            <text:p>25023</text:p>
          </table:table-cell>
          <table:table-cell office:value-type="float" office:value="31468" calcext:value-type="float">
            <text:p>31468</text:p>
          </table:table-cell>
          <table:table-cell office:value-type="float" office:value="26194" calcext:value-type="float">
            <text:p>26194</text:p>
          </table:table-cell>
          <table:table-cell office:value-type="float" office:value="37221" calcext:value-type="float">
            <text:p>37221</text:p>
          </table:table-cell>
          <table:table-cell office:value-type="float" office:value="29529" calcext:value-type="float">
            <text:p>29529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56524" calcext:value-type="float">
            <text:p>56524</text:p>
          </table:table-cell>
          <table:table-cell office:value-type="float" office:value="54891" calcext:value-type="float">
            <text:p>54891</text:p>
          </table:table-cell>
          <table:table-cell office:value-type="float" office:value="63975" calcext:value-type="float">
            <text:p>63975</text:p>
          </table:table-cell>
          <table:table-cell office:value-type="float" office:value="60546" calcext:value-type="float">
            <text:p>60546</text:p>
          </table:table-cell>
          <table:table-cell office:value-type="float" office:value="60354" calcext:value-type="float">
            <text:p>60354</text:p>
          </table:table-cell>
          <table:table-cell office:value-type="float" office:value="57713" calcext:value-type="float">
            <text:p>57713</text:p>
          </table:table-cell>
          <table:table-cell office:value-type="float" office:value="69412" calcext:value-type="float">
            <text:p>69412</text:p>
          </table:table-cell>
          <table:table-cell office:value-type="float" office:value="57863" calcext:value-type="float">
            <text:p>57863</text:p>
          </table:table-cell>
          <table:table-cell office:value-type="float" office:value="66112" calcext:value-type="float">
            <text:p>66112</text:p>
          </table:table-cell>
          <table:table-cell office:value-type="float" office:value="65008" calcext:value-type="float">
            <text:p>65008</text:p>
          </table:table-cell>
          <table:table-cell office:value-type="float" office:value="58092" calcext:value-type="float">
            <text:p>58092</text:p>
          </table:table-cell>
          <table:table-cell office:value-type="float" office:value="59273" calcext:value-type="float">
            <text:p>59273</text:p>
          </table:table-cell>
          <table:table-cell office:value-type="float" office:value="66734" calcext:value-type="float">
            <text:p>66734</text:p>
          </table:table-cell>
          <table:table-cell office:value-type="float" office:value="56956" calcext:value-type="float">
            <text:p>56956</text:p>
          </table:table-cell>
          <table:table-cell office:value-type="float" office:value="64539" calcext:value-type="float">
            <text:p>64539</text:p>
          </table:table-cell>
          <table:table-cell office:value-type="float" office:value="58335" calcext:value-type="float">
            <text:p>58335</text:p>
          </table:table-cell>
          <table:table-cell office:value-type="float" office:value="65444" calcext:value-type="float">
            <text:p>65444</text:p>
          </table:table-cell>
          <table:table-cell office:value-type="float" office:value="59704" calcext:value-type="float">
            <text:p>59704</text:p>
          </table:table-cell>
          <table:table-cell office:value-type="float" office:value="62244" calcext:value-type="float">
            <text:p>62244</text:p>
          </table:table-cell>
          <table:table-cell office:value-type="float" office:value="58211" calcext:value-type="float">
            <text:p>58211</text:p>
          </table:table-cell>
          <table:table-cell office:value-type="float" office:value="77184" calcext:value-type="float">
            <text:p>77184</text:p>
          </table:table-cell>
          <table:table-cell office:value-type="float" office:value="56838" calcext:value-type="float">
            <text:p>56838</text:p>
          </table:table-cell>
          <table:table-cell office:value-type="float" office:value="60627" calcext:value-type="float">
            <text:p>60627</text:p>
          </table:table-cell>
          <table:table-cell office:value-type="float" office:value="59193" calcext:value-type="float">
            <text:p>59193</text:p>
          </table:table-cell>
          <table:table-cell office:value-type="float" office:value="53489" calcext:value-type="float">
            <text:p>53489</text:p>
          </table:table-cell>
          <table:table-cell office:value-type="float" office:value="58793" calcext:value-type="float">
            <text:p>58793</text:p>
          </table:table-cell>
          <table:table-cell office:value-type="float" office:value="66011" calcext:value-type="float">
            <text:p>66011</text:p>
          </table:table-cell>
          <table:table-cell office:value-type="float" office:value="62928" calcext:value-type="float">
            <text:p>62928</text:p>
          </table:table-cell>
          <table:table-cell office:value-type="float" office:value="66118" calcext:value-type="float">
            <text:p>66118</text:p>
          </table:table-cell>
          <table:table-cell office:value-type="float" office:value="60406" calcext:value-type="float">
            <text:p>60406</text:p>
          </table:table-cell>
          <table:table-cell office:value-type="float" office:value="64824" calcext:value-type="float">
            <text:p>64824</text:p>
          </table:table-cell>
          <table:table-cell office:value-type="float" office:value="54984" calcext:value-type="float">
            <text:p>54984</text:p>
          </table:table-cell>
          <table:table-cell office:value-type="float" office:value="59970" calcext:value-type="float">
            <text:p>59970</text:p>
          </table:table-cell>
          <table:table-cell office:value-type="float" office:value="62972" calcext:value-type="float">
            <text:p>62972</text:p>
          </table:table-cell>
          <table:table-cell office:value-type="float" office:value="52847" calcext:value-type="float">
            <text:p>52847</text:p>
          </table:table-cell>
          <table:table-cell office:value-type="float" office:value="69310" calcext:value-type="float">
            <text:p>69310</text:p>
          </table:table-cell>
          <table:table-cell office:value-type="float" office:value="57859" calcext:value-type="float">
            <text:p>57859</text:p>
          </table:table-cell>
          <table:table-cell office:value-type="float" office:value="59494" calcext:value-type="float">
            <text:p>59494</text:p>
          </table:table-cell>
          <table:table-cell office:value-type="float" office:value="61630" calcext:value-type="float">
            <text:p>61630</text:p>
          </table:table-cell>
          <table:table-cell office:value-type="float" office:value="62544" calcext:value-type="float">
            <text:p>62544</text:p>
          </table:table-cell>
          <table:table-cell office:value-type="float" office:value="71340" calcext:value-type="float">
            <text:p>71340</text:p>
          </table:table-cell>
          <table:table-cell office:value-type="float" office:value="56003" calcext:value-type="float">
            <text:p>56003</text:p>
          </table:table-cell>
          <table:table-cell office:value-type="float" office:value="56884" calcext:value-type="float">
            <text:p>56884</text:p>
          </table:table-cell>
          <table:table-cell office:value-type="float" office:value="68536" calcext:value-type="float">
            <text:p>68536</text:p>
          </table:table-cell>
          <table:table-cell office:value-type="float" office:value="56866" calcext:value-type="float">
            <text:p>56866</text:p>
          </table:table-cell>
          <table:table-cell office:value-type="float" office:value="65129" calcext:value-type="float">
            <text:p>65129</text:p>
          </table:table-cell>
          <table:table-cell office:value-type="float" office:value="60425" calcext:value-type="float">
            <text:p>60425</text:p>
          </table:table-cell>
          <table:table-cell office:value-type="float" office:value="68252" calcext:value-type="float">
            <text:p>68252</text:p>
          </table:table-cell>
          <table:table-cell office:value-type="float" office:value="66121" calcext:value-type="float">
            <text:p>66121</text:p>
          </table:table-cell>
          <table:table-cell office:value-type="float" office:value="60381" calcext:value-type="float">
            <text:p>60381</text:p>
          </table:table-cell>
          <table:table-cell office:value-type="float" office:value="71362" calcext:value-type="float">
            <text:p>71362</text:p>
          </table:table-cell>
          <table:table-cell office:value-type="float" office:value="67963" calcext:value-type="float">
            <text:p>67963</text:p>
          </table:table-cell>
          <table:table-cell office:value-type="float" office:value="58405" calcext:value-type="float">
            <text:p>58405</text:p>
          </table:table-cell>
          <table:table-cell office:value-type="float" office:value="57394" calcext:value-type="float">
            <text:p>57394</text:p>
          </table:table-cell>
          <table:table-cell office:value-type="float" office:value="61255" calcext:value-type="float">
            <text:p>61255</text:p>
          </table:table-cell>
          <table:table-cell office:value-type="float" office:value="63418" calcext:value-type="float">
            <text:p>63418</text:p>
          </table:table-cell>
          <table:table-cell office:value-type="float" office:value="59639" calcext:value-type="float">
            <text:p>59639</text:p>
          </table:table-cell>
          <table:table-cell office:value-type="float" office:value="68945" calcext:value-type="float">
            <text:p>68945</text:p>
          </table:table-cell>
          <table:table-cell office:value-type="float" office:value="56885" calcext:value-type="float">
            <text:p>56885</text:p>
          </table:table-cell>
          <table:table-cell office:value-type="float" office:value="65081" calcext:value-type="float">
            <text:p>65081</text:p>
          </table:table-cell>
          <table:table-cell office:value-type="float" office:value="55579" calcext:value-type="float">
            <text:p>55579</text:p>
          </table:table-cell>
          <table:table-cell office:value-type="float" office:value="59736" calcext:value-type="float">
            <text:p>59736</text:p>
          </table:table-cell>
          <table:table-cell office:value-type="float" office:value="55227" calcext:value-type="float">
            <text:p>55227</text:p>
          </table:table-cell>
          <table:table-cell office:value-type="float" office:value="55966" calcext:value-type="float">
            <text:p>55966</text:p>
          </table:table-cell>
          <table:table-cell office:value-type="float" office:value="61482" calcext:value-type="float">
            <text:p>61482</text:p>
          </table:table-cell>
          <table:table-cell office:value-type="float" office:value="60248" calcext:value-type="float">
            <text:p>60248</text:p>
          </table:table-cell>
          <table:table-cell office:value-type="float" office:value="57069" calcext:value-type="float">
            <text:p>57069</text:p>
          </table:table-cell>
          <table:table-cell office:value-type="float" office:value="64157" calcext:value-type="float">
            <text:p>64157</text:p>
          </table:table-cell>
          <table:table-cell office:value-type="float" office:value="58348" calcext:value-type="float">
            <text:p>58348</text:p>
          </table:table-cell>
          <table:table-cell office:value-type="float" office:value="59919" calcext:value-type="float">
            <text:p>59919</text:p>
          </table:table-cell>
          <table:table-cell office:value-type="float" office:value="57205" calcext:value-type="float">
            <text:p>57205</text:p>
          </table:table-cell>
          <table:table-cell office:value-type="float" office:value="59728" calcext:value-type="float">
            <text:p>59728</text:p>
          </table:table-cell>
          <table:table-cell office:value-type="float" office:value="61584" calcext:value-type="float">
            <text:p>61584</text:p>
          </table:table-cell>
          <table:table-cell office:value-type="float" office:value="58296" calcext:value-type="float">
            <text:p>58296</text:p>
          </table:table-cell>
          <table:table-cell office:value-type="float" office:value="63601" calcext:value-type="float">
            <text:p>63601</text:p>
          </table:table-cell>
          <table:table-cell office:value-type="float" office:value="57739" calcext:value-type="float">
            <text:p>57739</text:p>
          </table:table-cell>
          <table:table-cell office:value-type="float" office:value="60566" calcext:value-type="float">
            <text:p>60566</text:p>
          </table:table-cell>
          <table:table-cell office:value-type="float" office:value="61650" calcext:value-type="float">
            <text:p>61650</text:p>
          </table:table-cell>
          <table:table-cell office:value-type="float" office:value="55938" calcext:value-type="float">
            <text:p>55938</text:p>
          </table:table-cell>
          <table:table-cell office:value-type="float" office:value="57356" calcext:value-type="float">
            <text:p>57356</text:p>
          </table:table-cell>
          <table:table-cell office:value-type="float" office:value="65623" calcext:value-type="float">
            <text:p>65623</text:p>
          </table:table-cell>
          <table:table-cell office:value-type="float" office:value="64053" calcext:value-type="float">
            <text:p>64053</text:p>
          </table:table-cell>
          <table:table-cell office:value-type="float" office:value="57850" calcext:value-type="float">
            <text:p>57850</text:p>
          </table:table-cell>
          <table:table-cell office:value-type="float" office:value="59799" calcext:value-type="float">
            <text:p>59799</text:p>
          </table:table-cell>
          <table:table-cell office:value-type="float" office:value="62507" calcext:value-type="float">
            <text:p>62507</text:p>
          </table:table-cell>
          <table:table-cell office:value-type="float" office:value="69042" calcext:value-type="float">
            <text:p>69042</text:p>
          </table:table-cell>
          <table:table-cell office:value-type="float" office:value="61652" calcext:value-type="float">
            <text:p>61652</text:p>
          </table:table-cell>
          <table:table-cell office:value-type="float" office:value="65391" calcext:value-type="float">
            <text:p>65391</text:p>
          </table:table-cell>
          <table:table-cell office:value-type="float" office:value="57135" calcext:value-type="float">
            <text:p>57135</text:p>
          </table:table-cell>
          <table:table-cell office:value-type="float" office:value="57756" calcext:value-type="float">
            <text:p>57756</text:p>
          </table:table-cell>
          <table:table-cell office:value-type="float" office:value="67362" calcext:value-type="float">
            <text:p>67362</text:p>
          </table:table-cell>
          <table:table-cell office:value-type="float" office:value="71390" calcext:value-type="float">
            <text:p>71390</text:p>
          </table:table-cell>
          <table:table-cell office:value-type="float" office:value="63025" calcext:value-type="float">
            <text:p>63025</text:p>
          </table:table-cell>
          <table:table-cell office:value-type="float" office:value="57771" calcext:value-type="float">
            <text:p>57771</text:p>
          </table:table-cell>
          <table:table-cell office:value-type="float" office:value="63515" calcext:value-type="float">
            <text:p>63515</text:p>
          </table:table-cell>
          <table:table-cell office:value-type="float" office:value="61042" calcext:value-type="float">
            <text:p>61042</text:p>
          </table:table-cell>
          <table:table-cell office:value-type="float" office:value="69338" calcext:value-type="float">
            <text:p>69338</text:p>
          </table:table-cell>
          <table:table-cell office:value-type="float" office:value="60463" calcext:value-type="float">
            <text:p>60463</text:p>
          </table:table-cell>
          <table:table-cell office:value-type="float" office:value="59406" calcext:value-type="float">
            <text:p>59406</text:p>
          </table:table-cell>
          <table:table-cell office:value-type="float" office:value="73080" calcext:value-type="float">
            <text:p>73080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office:value-type="float" office:value="181503" calcext:value-type="float">
            <text:p>181503</text:p>
          </table:table-cell>
          <table:table-cell office:value-type="float" office:value="175230" calcext:value-type="float">
            <text:p>175230</text:p>
          </table:table-cell>
          <table:table-cell office:value-type="float" office:value="185271" calcext:value-type="float">
            <text:p>185271</text:p>
          </table:table-cell>
          <table:table-cell office:value-type="float" office:value="178254" calcext:value-type="float">
            <text:p>178254</text:p>
          </table:table-cell>
          <table:table-cell office:value-type="float" office:value="177804" calcext:value-type="float">
            <text:p>177804</text:p>
          </table:table-cell>
          <table:table-cell office:value-type="float" office:value="178563" calcext:value-type="float">
            <text:p>178563</text:p>
          </table:table-cell>
          <table:table-cell office:value-type="float" office:value="185303" calcext:value-type="float">
            <text:p>185303</text:p>
          </table:table-cell>
          <table:table-cell office:value-type="float" office:value="176127" calcext:value-type="float">
            <text:p>176127</text:p>
          </table:table-cell>
          <table:table-cell office:value-type="float" office:value="180639" calcext:value-type="float">
            <text:p>180639</text:p>
          </table:table-cell>
          <table:table-cell office:value-type="float" office:value="175637" calcext:value-type="float">
            <text:p>175637</text:p>
          </table:table-cell>
          <table:table-cell office:value-type="float" office:value="183189" calcext:value-type="float">
            <text:p>183189</text:p>
          </table:table-cell>
          <table:table-cell office:value-type="float" office:value="178106" calcext:value-type="float">
            <text:p>178106</text:p>
          </table:table-cell>
          <table:table-cell office:value-type="float" office:value="178860" calcext:value-type="float">
            <text:p>178860</text:p>
          </table:table-cell>
          <table:table-cell office:value-type="float" office:value="174945" calcext:value-type="float">
            <text:p>174945</text:p>
          </table:table-cell>
          <table:table-cell office:value-type="float" office:value="178751" calcext:value-type="float">
            <text:p>178751</text:p>
          </table:table-cell>
          <table:table-cell office:value-type="float" office:value="179224" calcext:value-type="float">
            <text:p>179224</text:p>
          </table:table-cell>
          <table:table-cell office:value-type="float" office:value="175435" calcext:value-type="float">
            <text:p>175435</text:p>
          </table:table-cell>
          <table:table-cell office:value-type="float" office:value="174251" calcext:value-type="float">
            <text:p>174251</text:p>
          </table:table-cell>
          <table:table-cell office:value-type="float" office:value="177440" calcext:value-type="float">
            <text:p>177440</text:p>
          </table:table-cell>
          <table:table-cell office:value-type="float" office:value="187672" calcext:value-type="float">
            <text:p>187672</text:p>
          </table:table-cell>
          <table:table-cell office:value-type="float" office:value="175636" calcext:value-type="float">
            <text:p>175636</text:p>
          </table:table-cell>
          <table:table-cell office:value-type="float" office:value="176188" calcext:value-type="float">
            <text:p>176188</text:p>
          </table:table-cell>
          <table:table-cell office:value-type="float" office:value="174002" calcext:value-type="float">
            <text:p>174002</text:p>
          </table:table-cell>
          <table:table-cell office:value-type="float" office:value="177826" calcext:value-type="float">
            <text:p>177826</text:p>
          </table:table-cell>
          <table:table-cell office:value-type="float" office:value="178696" calcext:value-type="float">
            <text:p>178696</text:p>
          </table:table-cell>
          <table:table-cell office:value-type="float" office:value="178417" calcext:value-type="float">
            <text:p>178417</text:p>
          </table:table-cell>
          <table:table-cell office:value-type="float" office:value="182043" calcext:value-type="float">
            <text:p>182043</text:p>
          </table:table-cell>
          <table:table-cell office:value-type="float" office:value="179709" calcext:value-type="float">
            <text:p>179709</text:p>
          </table:table-cell>
          <table:table-cell office:value-type="float" office:value="176650" calcext:value-type="float">
            <text:p>176650</text:p>
          </table:table-cell>
          <table:table-cell office:value-type="float" office:value="180027" calcext:value-type="float">
            <text:p>180027</text:p>
          </table:table-cell>
          <table:table-cell office:value-type="float" office:value="183212" calcext:value-type="float">
            <text:p>183212</text:p>
          </table:table-cell>
          <table:table-cell office:value-type="float" office:value="174566" calcext:value-type="float">
            <text:p>174566</text:p>
          </table:table-cell>
          <table:table-cell office:value-type="float" office:value="178003" calcext:value-type="float">
            <text:p>178003</text:p>
          </table:table-cell>
          <table:table-cell office:value-type="float" office:value="176648" calcext:value-type="float">
            <text:p>176648</text:p>
          </table:table-cell>
          <table:table-cell office:value-type="float" office:value="179719" calcext:value-type="float">
            <text:p>179719</text:p>
          </table:table-cell>
          <table:table-cell office:value-type="float" office:value="178108" calcext:value-type="float">
            <text:p>178108</text:p>
          </table:table-cell>
          <table:table-cell office:value-type="float" office:value="176131" calcext:value-type="float">
            <text:p>176131</text:p>
          </table:table-cell>
          <table:table-cell office:value-type="float" office:value="177933" calcext:value-type="float">
            <text:p>177933</text:p>
          </table:table-cell>
          <table:table-cell office:value-type="float" office:value="184198" calcext:value-type="float">
            <text:p>184198</text:p>
          </table:table-cell>
          <table:table-cell office:value-type="float" office:value="174457" calcext:value-type="float">
            <text:p>174457</text:p>
          </table:table-cell>
          <table:table-cell office:value-type="float" office:value="170998" calcext:value-type="float">
            <text:p>170998</text:p>
          </table:table-cell>
          <table:table-cell office:value-type="float" office:value="176674" calcext:value-type="float">
            <text:p>176674</text:p>
          </table:table-cell>
          <table:table-cell office:value-type="float" office:value="181777" calcext:value-type="float">
            <text:p>181777</text:p>
          </table:table-cell>
          <table:table-cell office:value-type="float" office:value="189882" calcext:value-type="float">
            <text:p>189882</text:p>
          </table:table-cell>
          <table:table-cell office:value-type="float" office:value="179691" calcext:value-type="float">
            <text:p>179691</text:p>
          </table:table-cell>
          <table:table-cell office:value-type="float" office:value="174510" calcext:value-type="float">
            <text:p>174510</text:p>
          </table:table-cell>
          <table:table-cell office:value-type="float" office:value="188448" calcext:value-type="float">
            <text:p>188448</text:p>
          </table:table-cell>
          <table:table-cell office:value-type="float" office:value="186882" calcext:value-type="float">
            <text:p>186882</text:p>
          </table:table-cell>
          <table:table-cell office:value-type="float" office:value="180456" calcext:value-type="float">
            <text:p>180456</text:p>
          </table:table-cell>
          <table:table-cell office:value-type="float" office:value="181443" calcext:value-type="float">
            <text:p>181443</text:p>
          </table:table-cell>
          <table:table-cell office:value-type="float" office:value="182687" calcext:value-type="float">
            <text:p>182687</text:p>
          </table:table-cell>
          <table:table-cell office:value-type="float" office:value="175353" calcext:value-type="float">
            <text:p>175353</text:p>
          </table:table-cell>
          <table:table-cell office:value-type="float" office:value="178921" calcext:value-type="float">
            <text:p>178921</text:p>
          </table:table-cell>
          <table:table-cell office:value-type="float" office:value="176484" calcext:value-type="float">
            <text:p>176484</text:p>
          </table:table-cell>
          <table:table-cell office:value-type="float" office:value="177427" calcext:value-type="float">
            <text:p>177427</text:p>
          </table:table-cell>
          <table:table-cell office:value-type="float" office:value="175059" calcext:value-type="float">
            <text:p>175059</text:p>
          </table:table-cell>
          <table:table-cell office:value-type="float" office:value="177037" calcext:value-type="float">
            <text:p>177037</text:p>
          </table:table-cell>
          <table:table-cell office:value-type="float" office:value="176985" calcext:value-type="float">
            <text:p>176985</text:p>
          </table:table-cell>
          <table:table-cell office:value-type="float" office:value="183925" calcext:value-type="float">
            <text:p>183925</text:p>
          </table:table-cell>
          <table:table-cell office:value-type="float" office:value="175172" calcext:value-type="float">
            <text:p>175172</text:p>
          </table:table-cell>
          <table:table-cell office:value-type="float" office:value="177546" calcext:value-type="float">
            <text:p>177546</text:p>
          </table:table-cell>
          <table:table-cell office:value-type="float" office:value="183122" calcext:value-type="float">
            <text:p>183122</text:p>
          </table:table-cell>
          <table:table-cell office:value-type="float" office:value="179367" calcext:value-type="float">
            <text:p>179367</text:p>
          </table:table-cell>
          <table:table-cell office:value-type="float" office:value="174941" calcext:value-type="float">
            <text:p>174941</text:p>
          </table:table-cell>
          <table:table-cell office:value-type="float" office:value="182214" calcext:value-type="float">
            <text:p>182214</text:p>
          </table:table-cell>
          <table:table-cell office:value-type="float" office:value="175308" calcext:value-type="float">
            <text:p>175308</text:p>
          </table:table-cell>
          <table:table-cell office:value-type="float" office:value="173247" calcext:value-type="float">
            <text:p>173247</text:p>
          </table:table-cell>
          <table:table-cell office:value-type="float" office:value="174177" calcext:value-type="float">
            <text:p>174177</text:p>
          </table:table-cell>
          <table:table-cell office:value-type="float" office:value="173745" calcext:value-type="float">
            <text:p>173745</text:p>
          </table:table-cell>
          <table:table-cell office:value-type="float" office:value="175886" calcext:value-type="float">
            <text:p>175886</text:p>
          </table:table-cell>
          <table:table-cell office:value-type="float" office:value="180704" calcext:value-type="float">
            <text:p>180704</text:p>
          </table:table-cell>
          <table:table-cell office:value-type="float" office:value="171452" calcext:value-type="float">
            <text:p>171452</text:p>
          </table:table-cell>
          <table:table-cell office:value-type="float" office:value="176902" calcext:value-type="float">
            <text:p>176902</text:p>
          </table:table-cell>
          <table:table-cell office:value-type="float" office:value="181907" calcext:value-type="float">
            <text:p>181907</text:p>
          </table:table-cell>
          <table:table-cell office:value-type="float" office:value="183972" calcext:value-type="float">
            <text:p>183972</text:p>
          </table:table-cell>
          <table:table-cell office:value-type="float" office:value="176315" calcext:value-type="float">
            <text:p>176315</text:p>
          </table:table-cell>
          <table:table-cell office:value-type="float" office:value="178481" calcext:value-type="float">
            <text:p>178481</text:p>
          </table:table-cell>
          <table:table-cell office:value-type="float" office:value="174398" calcext:value-type="float">
            <text:p>174398</text:p>
          </table:table-cell>
          <table:table-cell office:value-type="float" office:value="175290" calcext:value-type="float">
            <text:p>175290</text:p>
          </table:table-cell>
          <table:table-cell office:value-type="float" office:value="180559" calcext:value-type="float">
            <text:p>180559</text:p>
          </table:table-cell>
          <table:table-cell office:value-type="float" office:value="174454" calcext:value-type="float">
            <text:p>174454</text:p>
          </table:table-cell>
          <table:table-cell office:value-type="float" office:value="179514" calcext:value-type="float">
            <text:p>179514</text:p>
          </table:table-cell>
          <table:table-cell office:value-type="float" office:value="183824" calcext:value-type="float">
            <text:p>183824</text:p>
          </table:table-cell>
          <table:table-cell office:value-type="float" office:value="173685" calcext:value-type="float">
            <text:p>173685</text:p>
          </table:table-cell>
          <table:table-cell office:value-type="float" office:value="176078" calcext:value-type="float">
            <text:p>176078</text:p>
          </table:table-cell>
          <table:table-cell office:value-type="float" office:value="186272" calcext:value-type="float">
            <text:p>186272</text:p>
          </table:table-cell>
          <table:table-cell office:value-type="float" office:value="174493" calcext:value-type="float">
            <text:p>174493</text:p>
          </table:table-cell>
          <table:table-cell office:value-type="float" office:value="178488" calcext:value-type="float">
            <text:p>178488</text:p>
          </table:table-cell>
          <table:table-cell office:value-type="float" office:value="169967" calcext:value-type="float">
            <text:p>169967</text:p>
          </table:table-cell>
          <table:table-cell office:value-type="float" office:value="181752" calcext:value-type="float">
            <text:p>181752</text:p>
          </table:table-cell>
          <table:table-cell office:value-type="float" office:value="179985" calcext:value-type="float">
            <text:p>179985</text:p>
          </table:table-cell>
          <table:table-cell office:value-type="float" office:value="184249" calcext:value-type="float">
            <text:p>184249</text:p>
          </table:table-cell>
          <table:table-cell office:value-type="float" office:value="178718" calcext:value-type="float">
            <text:p>178718</text:p>
          </table:table-cell>
          <table:table-cell office:value-type="float" office:value="179826" calcext:value-type="float">
            <text:p>179826</text:p>
          </table:table-cell>
          <table:table-cell office:value-type="float" office:value="179780" calcext:value-type="float">
            <text:p>179780</text:p>
          </table:table-cell>
          <table:table-cell office:value-type="float" office:value="179010" calcext:value-type="float">
            <text:p>179010</text:p>
          </table:table-cell>
          <table:table-cell office:value-type="float" office:value="178816" calcext:value-type="float">
            <text:p>178816</text:p>
          </table:table-cell>
          <table:table-cell office:value-type="float" office:value="181194" calcext:value-type="float">
            <text:p>181194</text:p>
          </table:table-cell>
          <table:table-cell office:value-type="float" office:value="176785" calcext:value-type="float">
            <text:p>176785</text:p>
          </table:table-cell>
          <table:table-cell office:value-type="float" office:value="174343" calcext:value-type="float">
            <text:p>174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 LibreOffice_project/62ad5818884a2fc2e5780dd45466868d41009ec0</meta:generator>
    <dc:date>2014-10-06T13:58:03.644238000</dc:date>
    <dc:creator>Yuriy Yankop</dc:creator>
    <meta:editing-duration>PT5M43S</meta:editing-duration>
    <meta:editing-cycles>1</meta:editing-cycles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794cm" svg:height="16.758cm" xlink:href=".." xlink:type="simple" chart:class="chart:bar" chart:style-name="ch1">
        <chart:legend chart:legend-position="end" svg:x="38.028cm" svg:y="8.093cm" style:legend-expansion="high" chart:style-name="ch2"/>
        <chart:plot-area chart:style-name="ch3" table:cell-range-address="analysisRunResults.A1:analysisRunResults.CV1" svg:x="-1.039cm" svg:y="0.047cm" svg:width="34.681cm" svg:height="14.76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cm" svg:y="-0.001cm" svg:width="33.642cm" svg:height="13.8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analysisRunResults.A1:analysisRunResults.CV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727">
                <text:p>727</text:p>
                <draw:g>
                  <svg:desc>analysisRunResults.A1:analysisRunResults.CV1</svg:desc>
                </draw:g>
              </table:table-cell>
              <table:table-cell office:value-type="float" office:value="725">
                <text:p>725</text:p>
              </table:table-cell>
              <table:table-cell office:value-type="float" office:value="739">
                <text:p>739</text:p>
              </table:table-cell>
              <table:table-cell office:value-type="float" office:value="899">
                <text:p>899</text:p>
              </table:table-cell>
              <table:table-cell office:value-type="float" office:value="810">
                <text:p>810</text:p>
              </table:table-cell>
              <table:table-cell office:value-type="float" office:value="830">
                <text:p>830</text:p>
              </table:table-cell>
              <table:table-cell office:value-type="float" office:value="1153">
                <text:p>1153</text:p>
              </table:table-cell>
              <table:table-cell office:value-type="float" office:value="783">
                <text:p>783</text:p>
              </table:table-cell>
              <table:table-cell office:value-type="float" office:value="1091">
                <text:p>1091</text:p>
              </table:table-cell>
              <table:table-cell office:value-type="float" office:value="1021">
                <text:p>1021</text:p>
              </table:table-cell>
              <table:table-cell office:value-type="float" office:value="737">
                <text:p>737</text:p>
              </table:table-cell>
              <table:table-cell office:value-type="float" office:value="762">
                <text:p>762</text:p>
              </table:table-cell>
              <table:table-cell office:value-type="float" office:value="814">
                <text:p>814</text:p>
              </table:table-cell>
              <table:table-cell office:value-type="float" office:value="641">
                <text:p>641</text:p>
              </table:table-cell>
              <table:table-cell office:value-type="float" office:value="866">
                <text:p>866</text:p>
              </table:table-cell>
              <table:table-cell office:value-type="float" office:value="973">
                <text:p>973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8">
                <text:p>688</text:p>
              </table:table-cell>
              <table:table-cell office:value-type="float" office:value="847">
                <text:p>847</text:p>
              </table:table-cell>
              <table:table-cell office:value-type="float" office:value="810">
                <text:p>810</text:p>
              </table:table-cell>
              <table:table-cell office:value-type="float" office:value="736">
                <text:p>736</text:p>
              </table:table-cell>
              <table:table-cell office:value-type="float" office:value="711">
                <text:p>711</text:p>
              </table:table-cell>
              <table:table-cell office:value-type="float" office:value="628">
                <text:p>628</text:p>
              </table:table-cell>
              <table:table-cell office:value-type="float" office:value="654">
                <text:p>654</text:p>
              </table:table-cell>
              <table:table-cell office:value-type="float" office:value="804">
                <text:p>804</text:p>
              </table:table-cell>
              <table:table-cell office:value-type="float" office:value="642">
                <text:p>642</text:p>
              </table:table-cell>
              <table:table-cell office:value-type="float" office:value="616">
                <text:p>616</text:p>
              </table:table-cell>
              <table:table-cell office:value-type="float" office:value="658">
                <text:p>658</text:p>
              </table:table-cell>
              <table:table-cell office:value-type="float" office:value="572">
                <text:p>572</text:p>
              </table:table-cell>
              <table:table-cell office:value-type="float" office:value="771">
                <text:p>771</text:p>
              </table:table-cell>
              <table:table-cell office:value-type="float" office:value="776">
                <text:p>776</text:p>
              </table:table-cell>
              <table:table-cell office:value-type="float" office:value="706">
                <text:p>706</text:p>
              </table:table-cell>
              <table:table-cell office:value-type="float" office:value="778">
                <text:p>778</text:p>
              </table:table-cell>
              <table:table-cell office:value-type="float" office:value="705">
                <text:p>705</text:p>
              </table:table-cell>
              <table:table-cell office:value-type="float" office:value="720">
                <text:p>720</text:p>
              </table:table-cell>
              <table:table-cell office:value-type="float" office:value="703">
                <text:p>703</text:p>
              </table:table-cell>
              <table:table-cell office:value-type="float" office:value="876">
                <text:p>876</text:p>
              </table:table-cell>
              <table:table-cell office:value-type="float" office:value="777">
                <text:p>777</text:p>
              </table:table-cell>
              <table:table-cell office:value-type="float" office:value="697">
                <text:p>697</text:p>
              </table:table-cell>
              <table:table-cell office:value-type="float" office:value="1041">
                <text:p>1041</text:p>
              </table:table-cell>
              <table:table-cell office:value-type="float" office:value="928">
                <text:p>928</text:p>
              </table:table-cell>
              <table:table-cell office:value-type="float" office:value="627">
                <text:p>627</text:p>
              </table:table-cell>
              <table:table-cell office:value-type="float" office:value="734">
                <text:p>734</text:p>
              </table:table-cell>
              <table:table-cell office:value-type="float" office:value="880">
                <text:p>880</text:p>
              </table:table-cell>
              <table:table-cell office:value-type="float" office:value="848">
                <text:p>848</text:p>
              </table:table-cell>
              <table:table-cell office:value-type="float" office:value="663">
                <text:p>663</text:p>
              </table:table-cell>
              <table:table-cell office:value-type="float" office:value="1075">
                <text:p>1075</text:p>
              </table:table-cell>
              <table:table-cell office:value-type="float" office:value="685">
                <text:p>685</text:p>
              </table:table-cell>
              <table:table-cell office:value-type="float" office:value="750">
                <text:p>750</text:p>
              </table:table-cell>
              <table:table-cell office:value-type="float" office:value="747">
                <text:p>747</text:p>
              </table:table-cell>
              <table:table-cell office:value-type="float" office:value="790">
                <text:p>790</text:p>
              </table:table-cell>
              <table:table-cell office:value-type="float" office:value="809">
                <text:p>809</text:p>
              </table:table-cell>
              <table:table-cell office:value-type="float" office:value="659">
                <text:p>659</text:p>
              </table:table-cell>
              <table:table-cell office:value-type="float" office:value="1089">
                <text:p>1089</text:p>
              </table:table-cell>
              <table:table-cell office:value-type="float" office:value="575">
                <text:p>575</text:p>
              </table:table-cell>
              <table:table-cell office:value-type="float" office:value="619">
                <text:p>619</text:p>
              </table:table-cell>
              <table:table-cell office:value-type="float" office:value="680">
                <text:p>680</text:p>
              </table:table-cell>
              <table:table-cell office:value-type="float" office:value="893">
                <text:p>893</text:p>
              </table:table-cell>
              <table:table-cell office:value-type="float" office:value="901">
                <text:p>901</text:p>
              </table:table-cell>
              <table:table-cell office:value-type="float" office:value="849">
                <text:p>849</text:p>
              </table:table-cell>
              <table:table-cell office:value-type="float" office:value="967">
                <text:p>967</text:p>
              </table:table-cell>
              <table:table-cell office:value-type="float" office:value="748">
                <text:p>748</text:p>
              </table:table-cell>
              <table:table-cell office:value-type="float" office:value="760">
                <text:p>760</text:p>
              </table:table-cell>
              <table:table-cell office:value-type="float" office:value="769">
                <text:p>769</text:p>
              </table:table-cell>
              <table:table-cell office:value-type="float" office:value="715">
                <text:p>715</text:p>
              </table:table-cell>
              <table:table-cell office:value-type="float" office:value="859">
                <text:p>859</text:p>
              </table:table-cell>
              <table:table-cell office:value-type="float" office:value="836">
                <text:p>836</text:p>
              </table:table-cell>
              <table:table-cell office:value-type="float" office:value="742">
                <text:p>742</text:p>
              </table:table-cell>
              <table:table-cell office:value-type="float" office:value="808">
                <text:p>808</text:p>
              </table:table-cell>
              <table:table-cell office:value-type="float" office:value="701">
                <text:p>701</text:p>
              </table:table-cell>
              <table:table-cell office:value-type="float" office:value="614">
                <text:p>614</text:p>
              </table:table-cell>
              <table:table-cell office:value-type="float" office:value="744">
                <text:p>744</text:p>
              </table:table-cell>
              <table:table-cell office:value-type="float" office:value="637">
                <text:p>637</text:p>
              </table:table-cell>
              <table:table-cell office:value-type="float" office:value="1089">
                <text:p>1089</text:p>
              </table:table-cell>
              <table:table-cell office:value-type="float" office:value="777">
                <text:p>777</text:p>
              </table:table-cell>
              <table:table-cell office:value-type="float" office:value="781">
                <text:p>781</text:p>
              </table:table-cell>
              <table:table-cell office:value-type="float" office:value="760">
                <text:p>760</text:p>
              </table:table-cell>
              <table:table-cell office:value-type="float" office:value="711">
                <text:p>711</text:p>
              </table:table-cell>
              <table:table-cell office:value-type="float" office:value="639">
                <text:p>639</text:p>
              </table:table-cell>
              <table:table-cell office:value-type="float" office:value="725">
                <text:p>725</text:p>
              </table:table-cell>
              <table:table-cell office:value-type="float" office:value="1237">
                <text:p>1237</text:p>
              </table:table-cell>
              <table:table-cell office:value-type="float" office:value="904">
                <text:p>904</text:p>
              </table:table-cell>
              <table:table-cell office:value-type="float" office:value="777">
                <text:p>777</text:p>
              </table:table-cell>
              <table:table-cell office:value-type="float" office:value="645">
                <text:p>645</text:p>
              </table:table-cell>
              <table:table-cell office:value-type="float" office:value="746">
                <text:p>746</text:p>
              </table:table-cell>
              <table:table-cell office:value-type="float" office:value="648">
                <text:p>648</text:p>
              </table:table-cell>
              <table:table-cell office:value-type="float" office:value="898">
                <text:p>898</text:p>
              </table:table-cell>
              <table:table-cell office:value-type="float" office:value="679">
                <text:p>679</text:p>
              </table:table-cell>
              <table:table-cell office:value-type="float" office:value="651">
                <text:p>651</text:p>
              </table:table-cell>
              <table:table-cell office:value-type="float" office:value="949">
                <text:p>949</text:p>
              </table:table-cell>
              <table:table-cell office:value-type="float" office:value="810">
                <text:p>810</text:p>
              </table:table-cell>
              <table:table-cell office:value-type="float" office:value="692">
                <text:p>692</text:p>
              </table:table-cell>
              <table:table-cell office:value-type="float" office:value="570">
                <text:p>570</text:p>
              </table:table-cell>
              <table:table-cell office:value-type="float" office:value="640">
                <text:p>640</text:p>
              </table:table-cell>
              <table:table-cell office:value-type="float" office:value="565">
                <text:p>565</text:p>
              </table:table-cell>
              <table:table-cell office:value-type="float" office:value="844">
                <text:p>844</text:p>
              </table:table-cell>
              <table:table-cell office:value-type="float" office:value="760">
                <text:p>760</text:p>
              </table:table-cell>
              <table:table-cell office:value-type="float" office:value="688">
                <text:p>688</text:p>
              </table:table-cell>
              <table:table-cell office:value-type="float" office:value="741">
                <text:p>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